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4WithInheritedConfigButOverriddenTestProperties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heritedConfig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5WithInheritedConfigAndTestInterface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heritedAndExtendedConfig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OverriddenByDefault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3WithOverriddenConfig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PropertySourceNestedTests.properties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